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Webdings1" svg:font-family="Webdings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rSymbol" svg:font-family="StarSymbol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2" svg:font-family="Webdings" style:font-family-generic="roman" style:font-pitch="variable" style:font-charset="x-symbol"/>
    <style:font-face style:name="Webdings3" svg:font-family="Webdings" style:font-adornments="Standard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hess" svg:font-family="Chess" style:font-pitch="variable"/>
    <style:font-face style:name="Chess1" svg:font-family="Ches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65cm" fo:min-width="1.4cm" draw:shadow-opacity="10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.4cm"/>
    </style:style>
    <style:style style:name="gr3" style:family="graphic" style:parent-style-name="standard">
      <style:graphic-properties svg:stroke-color="#000000" draw:fill-color="#ffffff" draw:opacity="75%" draw:textarea-horizontal-align="justify" draw:textarea-vertical-align="middle" draw:auto-grow-height="false" fo:min-height="1.65cm" fo:min-width="1.4cm" draw:shadow-opacity="75%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ffffff" draw:opacity="0%" draw:textarea-horizontal-align="justify" draw:textarea-vertical-align="middle" draw:auto-grow-height="false" fo:min-height="0.39cm" fo:min-width="0.14cm" fo:padding-top="0.15cm" fo:padding-bottom="0.15cm" fo:padding-left="0.275cm" fo:padding-right="0.275cm" draw:shadow-opacity="0%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05cm" fo:min-width="8.4cm" draw:shadow-opacity="0%"/>
    </style:style>
    <style:style style:name="gr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8.65cm" fo:min-width="2.8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style:font-name="Chess1" fo:font-size="32pt" style:font-size-asian="32pt" style:font-size-complex="32pt"/>
    </style:style>
    <style:style style:name="P4" style:family="paragraph">
      <loext:graphic-properties draw:fill-color="#ffffff" draw:opacity="75%"/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-color="#ffffff" draw:opacity="100%"/>
      <style:paragraph-properties fo:text-align="center" style:text-autospace="none"/>
      <style:text-properties style:font-name="Webdings1" fo:font-size="9pt" style:font-name-asian="Webdings1" style:font-size-asian="9pt" style:font-name-complex="Webdings1" style:font-size-complex="9pt"/>
    </style:style>
    <style:style style:name="P7" style:family="paragraph">
      <loext:graphic-properties draw:fill-color="#ffffff" draw:opacity="100%"/>
      <style:paragraph-properties fo:text-align="center" style:text-autospace="none"/>
      <style:text-properties style:text-position="0% 100%" style:font-name="Webdings1" fo:font-size="9pt" style:font-name-asian="Webdings1" style:font-size-asian="9pt" style:font-name-complex="Webdings1" style:font-size-complex="9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 draw:opacity="100%"/>
      <style:paragraph-properties fo:text-align="center" style:text-autospace="none"/>
      <style:text-properties style:font-name="Webdings1" fo:font-size="32pt" style:font-name-asian="Webdings1" style:font-size-asian="32pt" style:font-name-complex="Webdings1" style:font-size-complex="32pt"/>
    </style:style>
    <style:style style:name="P10" style:family="paragraph">
      <loext:graphic-properties draw:fill-color="#ffffff" draw:opacity="100%"/>
      <style:paragraph-properties fo:text-align="center"/>
      <style:text-properties style:font-name="Webdings3" fo:font-size="32pt" style:font-size-asian="32pt" style:font-size-complex="32pt"/>
    </style:style>
    <style:style style:name="P11" style:family="paragraph">
      <loext:graphic-properties draw:fill-color="#ffffff" draw:opacity="100%"/>
      <style:paragraph-properties fo:text-align="center" style:text-autospace="none"/>
      <style:text-properties style:text-position="20% 100%" style:font-name="StarSymbol1" fo:font-size="36pt" style:font-name-asian="StarSymbol1" style:font-size-asian="36pt" style:font-name-complex="StarSymbol1" style:font-size-complex="36pt"/>
    </style:style>
    <style:style style:name="P12" style:family="paragraph">
      <loext:graphic-properties draw:fill-color="#ffffff" draw:opacity="100%"/>
      <style:paragraph-properties fo:text-align="center" style:text-autospace="none"/>
      <style:text-properties fo:font-size="32pt" style:font-size-asian="32pt" style:font-size-complex="32pt"/>
    </style:style>
    <style:style style:name="P13" style:family="paragraph">
      <loext:graphic-properties draw:fill-color="#ffffff" draw:opacity="100%"/>
      <style:paragraph-properties fo:text-align="center" style:text-autospace="none"/>
      <style:text-properties fo:font-size="24pt" style:font-size-asian="24pt" style:font-size-complex="24pt"/>
    </style:style>
    <style:style style:name="P14" style:family="paragraph">
      <loext:graphic-properties draw:fill-color="#ffffff" draw:opacity="100%"/>
      <style:paragraph-properties fo:text-align="center" style:text-autospace="none"/>
      <style:text-properties style:text-position="0% 100%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hess1" fo:font-size="32pt" style:font-size-asian="32pt" style:font-size-complex="3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Webdings1" fo:font-size="24pt" fo:font-style="normal" fo:text-shadow="none" style:text-underline-style="none" fo:font-weight="normal" style:letter-kerning="true" style:font-name-asian="Webdings1" style:font-size-asian="24pt" style:font-style-asian="normal" style:font-weight-asian="normal" style:font-name-complex="Webding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Webdings2" fo:font-size="20pt" fo:font-style="normal" fo:text-shadow="none" style:text-underline-style="none" fo:font-weight="normal" style:letter-kerning="true" style:font-name-asian="Webdings1" style:font-size-asian="20pt" style:font-style-asian="normal" style:font-weight-asian="normal" style:font-name-complex="Webding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Webdings1" fo:font-size="32pt" fo:font-style="normal" fo:text-shadow="none" style:text-underline-style="none" fo:font-weight="normal" style:letter-kerning="true" style:font-name-asian="Webdings1" style:font-size-asian="32pt" style:font-style-asian="normal" style:font-weight-asian="normal" style:font-name-complex="Webding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Webdings3" fo:font-size="32pt" fo:font-style="normal" fo:text-shadow="none" style:text-underline-style="none" fo:font-weight="normal" style:letter-kerning="true" style:font-name-asian="Webdings1" style:font-size-asian="32pt" style:font-style-asian="normal" style:font-weight-asian="normal" style:font-name-complex="Webding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20% 100%" style:font-name="Symbol" fo:font-size="36pt" fo:font-style="normal" fo:text-shadow="none" style:text-underline-style="none" fo:font-weight="normal" style:letter-kerning="true" style:font-name-asian="StarSymbol1" style:font-size-asian="36pt" style:font-style-asian="normal" style:font-weight-asian="normal" style:font-name-complex="StarSymbol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1.9cm" svg:x="16.354cm" svg:y="16.006cm">
          <text:p text:style-name="P1"><text:span text:style-name="T1">H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4.452cm" svg:y="16.006cm">
          <text:p text:style-name="P1"><text:span text:style-name="T1">G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16.355cm" svg:y="14.104cm">
          <text:p text:style-name="P1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16.353cm" svg:y="14.104cm">
          <text:p text:style-name="P1"><text:span text:style-name="T1">D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14.453cm" svg:y="14.1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14.451cm" svg:y="14.104cm">
          <text:p text:style-name="P1"><text:span text:style-name="T1">C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6.356cm" svg:y="19.808cm">
          <text:p text:style-name="P1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4.454cm" svg:y="19.808cm">
          <text:p text:style-name="P1"><text:span text:style-name="T1">C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9cm" svg:height="1.9cm" svg:x="16.355cm" svg:y="17.906cm">
          <text:p text:style-name="P5"><text:span text:style-name="T3">~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9cm" svg:height="1.9cm" svg:x="14.453cm" svg:y="17.906cm">
          <text:p text:style-name="P5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69cm" svg:height="0.69cm" svg:x="15.041cm" svg:y="18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9cm" svg:height="1.9cm" svg:x="16.358cm" svg:y="8.704cm">
          <text:p text:style-name="P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9cm" svg:height="1.9cm" svg:x="14.456cm" svg:y="8.704cm">
          <text:p text:style-name="P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9cm" svg:height="1.9cm" svg:x="16.357cm" svg:y="6.802cm">
          <text:p text:style-name="P1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9cm" svg:height="1.9cm" svg:x="14.455cm" svg:y="6.802cm">
          <text:p text:style-name="P5"><text:span text:style-name="T7">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6.356cm" svg:y="4.903cm">
          <text:p text:style-name="P1"><text:span text:style-name="T1">F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4.454cm" svg:y="4.903cm">
          <text:p text:style-name="P1"><text:span text:style-name="T1">E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16.357cm" svg:y="3.001cm">
          <text:p text:style-name="P1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16.355cm" svg:y="3.001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14.455cm" svg:y="3.001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14.453cm" svg:y="3.00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8.115cm" svg:y="3.848cm">
          <text:p text:style-name="P1"><text:span text:style-name="T1">H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6.213cm" svg:y="3.848cm">
          <text:p text:style-name="P1"><text:span text:style-name="T1">G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4.31cm" svg:y="3.848cm">
          <text:p text:style-name="P1"><text:span text:style-name="T1">F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408cm" svg:y="3.848cm">
          <text:p text:style-name="P1"><text:span text:style-name="T1">E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8.116cm" svg:y="1.946cm">
          <text:p text:style-name="P1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8.114cm" svg:y="1.946cm">
          <text:p text:style-name="P1"><text:span text:style-name="T1">D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6.214cm" svg:y="1.946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6.212cm" svg:y="1.946cm">
          <text:p text:style-name="P1"><text:span text:style-name="T1">C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4.311cm" svg:y="1.946cm">
          <text:p text:style-name="P1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4.309cm" svg:y="1.9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2.409cm" svg:y="1.946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2.407cm" svg:y="1.946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.9cm" svg:height="3.3cm" svg:x="1.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8.115cm" svg:y="8.848cm">
          <text:p text:style-name="P1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6.213cm" svg:y="8.848cm">
          <text:p text:style-name="P1"><text:span text:style-name="T1">CL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.9cm" svg:height="1.9cm" svg:x="4.31cm" svg:y="8.848cm">
          <text:p text:style-name="P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.9cm" svg:height="1.9cm" svg:x="2.408cm" svg:y="8.848cm">
          <text:p text:style-name="P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1.9cm" svg:height="1.9cm" svg:x="8.114cm" svg:y="6.946cm">
          <text:p text:style-name="P5"><text:span text:style-name="T3">~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.9cm" svg:height="1.9cm" svg:x="6.212cm" svg:y="6.946cm">
          <text:p text:style-name="P5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4.309cm" svg:y="6.946cm">
          <text:p text:style-name="P1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.9cm" svg:height="1.9cm" svg:x="2.407cm" svg:y="6.946cm">
          <text:p text:style-name="P5"><text:span text:style-name="T7">≡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.9cm" svg:height="3.3cm" svg:x="1.5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69cm" svg:height="0.69cm" svg:x="6.8cm" svg:y="7.5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8.9cm" svg:x="14.7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8.9cm" svg:x="14.7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9cm" svg:height="1.9cm" svg:x="4.359cm" svg:y="19.704cm">
          <text:p text:style-name="P5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9cm" svg:height="1.9cm" svg:x="2.457cm" svg:y="19.704cm">
          <text:p text:style-name="P5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.9cm" svg:height="1.9cm" svg:x="4.358cm" svg:y="17.802cm">
          <text:p text:style-name="P1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9cm" svg:height="1.9cm" svg:x="2.456cm" svg:y="17.802cm">
          <text:p text:style-name="P5"><text:span text:style-name="T7">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4.357cm" svg:y="15.903cm">
          <text:p text:style-name="P1"><text:span text:style-name="T1">F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455cm" svg:y="15.903cm">
          <text:p text:style-name="P1"><text:span text:style-name="T1">E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4.358cm" svg:y="14.001cm">
          <text:p text:style-name="P1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4.356cm" svg:y="14.001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2.456cm" svg:y="14.001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2.454cm" svg:y="14.00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8.9cm" svg:x="2.70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0.355cm" svg:y="16.006cm">
          <text:p text:style-name="P1"><text:span text:style-name="T1">H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8.453cm" svg:y="16.006cm">
          <text:p text:style-name="P1"><text:span text:style-name="T1">G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10.356cm" svg:y="14.104cm">
          <text:p text:style-name="P1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10.354cm" svg:y="14.104cm">
          <text:p text:style-name="P1"><text:span text:style-name="T1">D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cm" svg:height="1.9cm" svg:x="8.454cm" svg:y="14.1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cm" svg:height="1.9cm" svg:x="8.452cm" svg:y="14.104cm">
          <text:p text:style-name="P1"><text:span text:style-name="T1">C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0.357cm" svg:y="19.808cm">
          <text:p text:style-name="P1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8.455cm" svg:y="19.808cm">
          <text:p text:style-name="P1"><text:span text:style-name="T1">C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9cm" svg:height="1.9cm" svg:x="10.356cm" svg:y="17.906cm">
          <text:p text:style-name="P5"><text:span text:style-name="T3">~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9cm" svg:height="1.9cm" svg:x="8.454cm" svg:y="17.906cm">
          <text:p text:style-name="P5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69cm" svg:height="0.69cm" svg:x="9.042cm" svg:y="18.5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3cm" svg:height="8.9cm" svg:x="8.701cm" svg:y="13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Webdings1" svg:font-family="Webdings" style:font-charset="x-symbol"/>
    <style:font-face style:name="Liberation Sans3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tarSymbol" svg:font-family="StarSymbol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2" svg:font-family="Webdings" style:font-family-generic="roman" style:font-pitch="variable" style:font-charset="x-symbol"/>
    <style:font-face style:name="Webdings3" svg:font-family="Webdings" style:font-adornments="Standard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hess" svg:font-family="Chess" style:font-pitch="variable"/>
    <style:font-face style:name="Chess1" svg:font-family="Chess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22:28:30.341000000</meta:creation-date>
    <meta:editing-duration>P0D</meta:editing-duration>
    <meta:editing-cycles>1</meta:editing-cycles>
    <meta:generator>LibreOffice/4.4.7.2$Windows_x86 LibreOffice_project/f3153a8b245191196a4b6b9abd1d0da16eead600</meta:generator>
    <meta:document-statistic meta:object-count="69"/>
  </office:meta>
</office:document-meta>
</file>